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74000003D4935C8DB7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201000003C80000042895464267.png"/>
  <manifest:file-entry manifest:media-type="image/png" manifest:full-path="Pictures/10000000000002EE000001C11D9BF1B3.png"/>
  <manifest:file-entry manifest:media-type="image/png" manifest:full-path="Pictures/10000201000001A8000003ECE0F3CCD2.png"/>
  <manifest:file-entry manifest:media-type="image/png" manifest:full-path="Pictures/100002010000016800000390EBA51B3A.png"/>
  <manifest:file-entry manifest:media-type="image/png" manifest:full-path="Pictures/100002010000020400000544D6D72F39.png"/>
  <manifest:file-entry manifest:media-type="image/png" manifest:full-path="Pictures/1000020100000360000003BCE6CBA00C.png"/>
  <manifest:file-entry manifest:media-type="image/png" manifest:full-path="Pictures/10000000000002F20000023E099345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8.194cm" svg:height="9.007cm" svg:x="15.306cm" svg:y="10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9.5cm" svg:y="2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6.5cm" svg:y="1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2.306cm" svg:y="4.4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7.306cm" svg:y="10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draw:frame draw:style-name="gr1" draw:text-style-name="P1" draw:layer="layout" svg:width="2.768cm" svg:height="6.557cm" svg:x="14.5cm" svg:y="13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0.232cm" svg:y="12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.732cm" svg:y="0.9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5cm" svg:y="1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2.585cm" svg:height="6.432cm" svg:x="10.5cm" svg:y="1.0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1"/>
      <draw:page-thumbnail draw:layer="backgroundobjects" svg:width="8.999cm" svg:height="6.749cm" svg:x="1cm" svg:y="20.05cm" draw:page-number="12"/>
      <draw:page-thumbnail draw:layer="backgroundobjects" svg:width="8.999cm" svg:height="6.749cm" svg:x="11cm" svg:y="2.898cm" draw:page-number="16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1H31M58S</meta:editing-duration>
    <meta:editing-cycles>14</meta:editing-cycles>
    <dc:date>2010-03-09T16:35:46</dc:date>
    <meta:generator>OpenOffice.org/3.0$Unix OpenOffice.org_project/300m15$Build-9379</meta:gener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